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erminus" svg:font-family="Terminus"/>
    <style:font-face style:name="Monospace" svg:font-family="Monospace" style:font-pitch="fixed"/>
    <style:font-face style:name="微软雅黑" svg:font-family="微软雅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name-asian="微软雅黑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font-name-asian="微软雅黑" style:font-size-asian="14pt" style:font-size-complex="14pt"/>
    </style:style>
    <style:style style:name="P3" style:family="paragraph" style:parent-style-name="Standard">
      <style:text-properties fo:font-size="14pt" fo:font-style="normal" style:font-name-asian="微软雅黑" style:font-size-asian="14pt" style:font-style-asian="normal" style:font-size-complex="14pt" style:font-style-complex="normal"/>
    </style:style>
    <style:style style:name="P4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text-properties fo:color="#3f7f5f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text-properties fo:color="#3f7f5f"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P7" style:family="paragraph" style:parent-style-name="Standard">
      <style:text-properties fo:color="#3f7f5f" style:font-name="Monospace" fo:font-size="12pt" style:font-name-asian="Monospace" style:font-size-asian="12pt" style:font-name-complex="Monospace" style:font-size-complex="12pt"/>
    </style:style>
    <style:style style:name="P8" style:family="paragraph" style:parent-style-name="Standard">
      <style:text-properties style:use-window-font-color="true" fo:font-size="14pt" fo:font-style="normal" style:font-name-asian="微软雅黑" style:font-size-asian="14pt" style:font-style-asian="normal" style:font-size-complex="14pt" style:font-style-complex="normal"/>
    </style:style>
    <style:style style:name="P9" style:family="paragraph" style:parent-style-name="Standard">
      <style:text-properties style:use-window-font-color="true" style:text-line-through-style="solid" fo:font-size="14pt" fo:font-style="normal" style:font-name-asian="微软雅黑" style:font-size-asian="14pt" style:font-style-asian="normal" style:font-size-complex="14pt" style:font-style-complex="normal"/>
    </style:style>
    <style:style style:name="P10" style:family="paragraph" style:parent-style-name="Standard">
      <style:text-properties fo:color="#00ff00" fo:font-size="14pt" style:font-size-asian="14pt" style:font-size-complex="14pt"/>
    </style:style>
    <style:style style:name="P11" style:family="paragraph" style:parent-style-name="Standard">
      <style:text-properties fo:color="#000000" fo:font-size="14pt" style:font-size-asian="14pt" style:font-size-complex="14pt"/>
    </style:style>
    <style:style style:name="P12" style:family="paragraph" style:parent-style-name="Standard">
      <style:text-properties fo:color="#000000" style:font-name="Monospace" fo:font-size="12pt" style:font-name-asian="Monospace" style:font-size-asian="12pt" style:font-name-complex="Monospace" style:font-size-complex="12pt"/>
    </style:style>
    <style:style style:name="P13" style:family="paragraph" style:parent-style-name="Standard">
      <style:text-properties style:text-line-through-style="solid" fo:font-size="14pt" style:font-name-asian="微软雅黑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fo:font-style="normal" style:text-underline-style="none" style:font-name-asian="Monospace" style:font-size-asian="10pt" style:font-style-asian="normal" style:font-name-complex="Monospace" style:font-size-complex="10pt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2pt" style:font-name-asian="Monospace" style:font-size-asian="12pt" style:font-name-complex="Monospace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name-asian="Monospace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line-through-style="soli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2pt" style:font-name-asian="Monospace" style:font-size-asian="12pt" style:font-name-complex="Monospace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4pt" fo:font-style="normal" style:font-name-asian="微软雅黑" style:font-size-asian="14pt" style:font-style-asian="normal" style:font-name-complex="Monospace" style:font-size-complex="14pt" style:font-style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style="normal" style:text-underline-style="none" style:font-name-asian="Monospace" style:font-size-asian="10pt" style:font-style-asian="normal" style:font-name-complex="Monospace" style:font-size-complex="10pt" style:font-style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erminus" fo:font-size="12pt" fo:font-style="italic" style:text-underline-style="solid" style:text-underline-width="auto" style:text-underline-color="font-color" style:font-name-asian="Terminus" style:font-size-asian="12pt" style:font-style-asian="italic" style:font-name-complex="Terminus" style:font-size-complex="12pt" style:font-style-complex="italic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4pt" fo:font-style="italic" style:text-underline-style="solid" style:text-underline-width="auto" style:text-underline-color="font-color" style:font-name-asian="Monospace" style:font-size-asian="14pt" style:font-style-asian="italic" style:font-name-complex="Monospace" style:font-size-complex="14pt" style:font-style-complex="italic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4pt" fo:font-style="normal" style:text-underline-style="none" style:font-name-asian="Monospace" style:font-size-asian="14pt" style:font-style-asian="normal" style:font-name-complex="Monospace" style:font-size-complex="14pt" style:font-style-complex="normal"/>
    </style:style>
    <style:style style:name="P27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P28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</style:style>
    <style:style style:name="P29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Monospace" fo:font-size="14pt" fo:font-style="normal" style:text-underline-style="none" style:font-name-asian="Monospace" style:font-size-asian="14pt" style:font-style-asian="normal" style:font-name-complex="Monospace" style:font-size-complex="14pt" style:font-style-complex="normal"/>
    </style:style>
    <style:style style:name="P30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fo:font-style="normal" style:text-underline-style="none" style:font-name-asian="Monospace" style:font-size-asian="10pt" style:font-style-asian="normal" style:font-name-complex="Monospace" style:font-size-complex="10pt" style:font-style-complex="normal"/>
    </style:style>
    <style:style style:name="P31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style="normal" style:text-underline-style="none" style:font-name-asian="Monospace" style:font-size-asian="10pt" style:font-style-asian="normal" style:font-name-complex="Monospace" style:font-size-complex="10pt" style:font-style-complex="normal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weight="bold" style:font-weight-asian="bold" style:font-name-complex="Monospace" style:font-weight-complex="bold"/>
    </style:style>
    <style:style style:name="T3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fo:color="#7f0055"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5" style:family="text">
      <style:text-properties fo:color="#7f0055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Monospace" style:font-name-complex="Monospace"/>
    </style:style>
    <style:style style:name="T8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0" style:family="text">
      <style:text-properties fo:color="#000000" style:font-name="Terminus" fo:font-size="12pt" style:font-name-asian="Terminus" style:font-size-asian="12pt" style:font-name-complex="Terminus" style:font-size-complex="12pt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0000c0" style:font-name="Monospace" fo:font-style="italic" style:font-style-asian="italic" style:font-name-complex="Monospace" style:font-style-complex="italic"/>
    </style:style>
    <style:style style:name="T13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4" style:family="text">
      <style:text-properties fo:color="#0000c0" style:font-name="Monospace" style:font-name-complex="Monospace"/>
    </style:style>
    <style:style style:name="T15" style:family="text">
      <style:text-properties fo:color="#0000c0" style:font-name="Monospace" fo:font-size="14pt" fo:font-style="italic" style:text-underline-style="solid" style:text-underline-width="auto" style:text-underline-color="font-color" style:font-name-asian="Monospace" style:font-size-asian="14pt" style:font-style-asian="italic" style:font-name-complex="Monospace" style:font-size-complex="14pt" style:font-style-complex="italic"/>
    </style:style>
    <style:style style:name="T16" style:family="text">
      <style:text-properties fo:color="#0000c0" style:font-name="Monospace" fo:font-size="14pt" style:font-name-asian="Monospace" style:font-size-asian="14pt" style:font-name-complex="Monospace" style:font-size-complex="14pt"/>
    </style:style>
    <style:style style:name="T17" style:family="text">
      <style:text-properties fo:color="#2a00ff"/>
    </style:style>
    <style:style style:name="T18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19" style:family="text">
      <style:text-properties fo:color="#2a00ff" style:font-name="Monospace" fo:font-size="10pt" style:text-underline-style="none" style:font-name-asian="Monospace" style:font-size-asian="10pt" style:font-name-complex="Monospace" style:font-size-complex="10pt"/>
    </style:style>
    <style:style style:name="T20" style:family="text">
      <style:text-properties fo:color="#2a00ff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21" style:family="text">
      <style:text-properties fo:color="#2a00ff" style:font-name="Monospace" fo:font-size="14pt" style:font-name-asian="Monospace" style:font-size-asian="14pt" style:font-name-complex="Monospace" style:font-size-complex="14pt"/>
    </style:style>
    <style:style style:name="T22" style:family="text">
      <style:text-properties fo:color="#3f7f5f"/>
    </style:style>
    <style:style style:name="T23" style:family="text">
      <style:text-properties fo:color="#3f7f5f" style:font-name="Monospace" style:font-name-complex="Monospace"/>
    </style:style>
    <style:style style:name="T24" style:family="text">
      <style:text-properties fo:color="#3f7f5f" style:font-name="Monospace" fo:font-size="10pt" style:font-name-asian="Monospace" style:font-size-asian="10pt" style:font-name-complex="Monospace" style:font-size-complex="10p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ff0000" fo:font-weight="bold" style:font-weight-asian="bold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officeooo:rsid="001ba46f"/>
    </style:style>
    <text:list-style style:name="L1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发包前需要检查的文件</text:p>
      <text:p text:style-name="Standard"/>
      <text:p text:style-name="P2">1、uid.txt和gostore_uid.txt——主包必须为<text:span text:style-name="T27">200</text:span></text:p>
      <text:p text:style-name="P2">2、GoStorePublicDefine.java——GO精品服务器地址，学文负责</text:p>
      <text:p text:style-name="P4"><text:span text:style-name="T1">public</text:span><text:span text:style-name="T6"> </text:span><text:span text:style-name="T1">static</text:span><text:span text:style-name="T6"> </text:span><text:span text:style-name="T1">final</text:span><text:span text:style-name="T6"> String </text:span><text:span text:style-name="T11">URL_HOST3</text:span><text:span text:style-name="T6"> = </text:span><text:span text:style-name="T17">"http://gostore.3g.cn/gostore/entrance"</text:span><text:span text:style-name="T6">; <text:s text:c="2"/></text:span><text:span text:style-name="T22">//目前使用的正式服务器地址</text:span></text:p>
      <text:p text:style-name="P2">必须为正式服务器地址。</text:p>
      <text:p text:style-name="P2">3、ConstValue.java——消息中心地址，金松负责</text:p>
      <text:p text:style-name="P4"><text:span text:style-name="T1">public</text:span><text:span text:style-name="T6"> </text:span><text:span text:style-name="T1">static</text:span><text:span text:style-name="T6"> String </text:span><text:span text:style-name="T11">HOSTURL_BASE</text:span><text:span text:style-name="T6"> = </text:span><text:span text:style-name="T17">"http://launchermsg.3g.cn/golaunchermsg/msgservice.do?"</text:span><text:span text:style-name="T6">;</text:span></text:p>
      <text:p text:style-name="P2">必须为正式服务器地址。</text:p>
      <text:p text:style-name="P2">4、AppsNetConstant.java——应用中心地址，学文负责</text:p>
      <text:p text:style-name="P5">// 正式服务器地址</text:p>
      <text:p text:style-name="P18">// 应用中心国内域名</text:p>
      <text:p text:style-name="P14"><text:span text:style-name="T1">public</text:span><text:span text:style-name="T6"> </text:span><text:span text:style-name="T1">static</text:span><text:span text:style-name="T6"> </text:span><text:span text:style-name="T1">final</text:span><text:span text:style-name="T6"> String </text:span><text:span text:style-name="T11">APP_CENTER_URL_CHINA</text:span><text:span text:style-name="T6"> = </text:span><text:span text:style-name="T17">"http://goappcenter.3g.net.cn"</text:span><text:span text:style-name="T6">;</text:span></text:p>
      <text:p text:style-name="P18">// 应用中心国外域名</text:p>
      <text:p text:style-name="P19"><text:span text:style-name="T2">public</text:span><text:span text:style-name="T7"> </text:span><text:span text:style-name="T2">static</text:span><text:span text:style-name="T7"> </text:span><text:span text:style-name="T2">final</text:span><text:span text:style-name="T7"> String </text:span><text:span text:style-name="T12">APP_CENTER_URL_OTHERS</text:span><text:span text:style-name="T7"> = </text:span><text:span text:style-name="T18">"</text:span><text:span text:style-name="T19">http://goappcenter.goforandroid.com</text:span><text:span text:style-name="T18">"</text:span><text:span text:style-name="T7">;</text:span></text:p>
      <text:p text:style-name="P13">5、GameNetConstant.java——游戏中心地址，焯斌负责</text:p>
      <text:p text:style-name="P2">6、Statistics.java</text:p>
      <text:p text:style-name="P2">该文件没有异常改动，尤其下面两个方法：</text:p>
      <text:p text:style-name="P2"><text:span text:style-name="T26">getVirtualIMEI()</text:span>和<text:span text:style-name="T26">getStatisticsData()</text:span></text:p>
      <text:p text:style-name="P2">另外，需要注意的是 ，CN分支是直接获取手机的IMEI号，没有<text:span text:style-name="T26">getVirtualIMEI()</text:span><text:span text:style-name="T25">这个方法，而是直接使用Machine.java里面的</text:span><text:span text:style-name="T26">getVirtualIMEI()</text:span><text:span text:style-name="T25">的方法。</text:span></text:p>
      <text:p text:style-name="P2">7、GoStorePhoneStateUtil.java</text:p>
      <text:p text:style-name="P2">该文件的<text:span text:style-name="T26">getVirtualIMEI()</text:span><text:span text:style-name="T25">不存在异常修改。 注意：CN分支是直接获取手机的IMEI号，和Machine.java里面的</text:span><text:span text:style-name="T26">getVirtualIMEI()</text:span><text:span text:style-name="T25">方法一致。</text:span></text:p>
      <text:p text:style-name="P3">8、ScheduleTaskHandler.java</text:p>
      <text:p text:style-name="P3">该文件的关于时间的参数不得有任何修改，如下：</text:p>
      <text:p text:style-name="P6">// 将时间统一抽至最前</text:p>
      <text:p text:style-name="P14"><text:span text:style-name="T1">private</text:span><text:span text:style-name="T6"> </text:span><text:span text:style-name="T1">final</text:span><text:span text:style-name="T6"> </text:span><text:span text:style-name="T1">static</text:span><text:span text:style-name="T6"> </text:span><text:span text:style-name="T1">long</text:span><text:span text:style-name="T6"> </text:span><text:span text:style-name="T11">AUTO_CHECK_DELAY</text:span><text:span text:style-name="T6"> = 3 * 60 * 1000; </text:span><text:span text:style-name="T22">// 启动后3mins后检查一次更新</text:span></text:p>
      <text:p text:style-name="P14"><text:span text:style-name="T1">private</text:span><text:span text:style-name="T6"> </text:span><text:span text:style-name="T1">final</text:span><text:span text:style-name="T6"> </text:span><text:span text:style-name="T1">static</text:span><text:span text:style-name="T6"> </text:span><text:span text:style-name="T1">long</text:span><text:span text:style-name="T6"> </text:span><text:span text:style-name="T11">SCAN_APPS_DELAY</text:span><text:span text:style-name="T6"> = (</text:span><text:span text:style-name="T1">int</text:span><text:span text:style-name="T6">) (2.5 * 60 * 1000); </text:span><text:span text:style-name="T22">// &lt; 2.2 version 启动2.5mins后开始扫描</text:span></text:p>
      <text:p text:style-name="P14"><text:span text:style-name="T1">private</text:span><text:span text:style-name="T6"> </text:span><text:span text:style-name="T1">final</text:span><text:span text:style-name="T6"> </text:span><text:span text:style-name="T1">static</text:span><text:span text:style-name="T6"> </text:span><text:span text:style-name="T1">long</text:span><text:span text:style-name="T6"> </text:span><text:span text:style-name="T11">SCAN_APPS_DELAY_FROYO</text:span><text:span text:style-name="T6"> = (</text:span><text:span text:style-name="T1">int</text:span><text:span text:style-name="T6">) (2.5 * 60 * 1000); </text:span><text:span text:style-name="T22">// 2.2 version启动2.5mins后开始扫描</text:span></text:p>
      <text:p text:style-name="P14"><text:span text:style-name="T1">private</text:span><text:span text:style-name="T6"> </text:span><text:span text:style-name="T1">final</text:span><text:span text:style-name="T6"> </text:span><text:span text:style-name="T1">static</text:span><text:span text:style-name="T6"> </text:span><text:span text:style-name="T1">long</text:span><text:span text:style-name="T6"> </text:span><text:span text:style-name="T11">UPDATE_INTERVAL</text:span><text:span text:style-name="T6"> = 8 * 60 * 60 * 1000; </text:span><text:span text:style-name="T22">// 每隔 8小时检查一次更新</text:span></text:p>
      <text:p text:style-name="P9">下面这条是只存在于主包，是Facebook分享提醒的时间</text:p>
      <text:p text:style-name="P20"><text:span text:style-name="T3">private final int</text:span><text:span text:style-name="T22"> </text:span><text:span text:style-name="T13">mFACEBOOK_SHARE_DELEY_TIME</text:span><text:span text:style-name="T22"> </text:span><text:span text:style-name="T8">= 70 * 60 * 60 * 1000; </text:span><text:span text:style-name="T24">//facebook分享弹框间隔时间</text:span></text:p>
      <text:p text:style-name="P8">下面这条是存在于CN分支，用于轮换推荐的时间间隔</text:p>
      <text:p text:style-name="P17"><text:span text:style-name="T2">private</text:span><text:span text:style-name="T7"> </text:span><text:span text:style-name="T2">final</text:span><text:span text:style-name="T7"> </text:span><text:span text:style-name="T2">static</text:span><text:span text:style-name="T7"> </text:span><text:span text:style-name="T2">long</text:span><text:span text:style-name="T7"> </text:span><text:span text:style-name="T12">CHECK_RECOMMAND_ICON_INTERVAL</text:span><text:span text:style-name="T7"> = 24 * 60 * 60 * 1000; </text:span><text:span text:style-name="T23">// 推荐图标轮换的时间间隔24h</text:span></text:p>
      <text:p text:style-name="P3">9、AndroidManifest.xml</text:p>
      <text:p text:style-name="P3">这个文件凡是需要增加了权限，必须要发邮件通知知会Mark、胡大和各组负责人，说明原因。待上述几位权衡过后，再确定是否要增加。</text:p>
      <text:p text:style-name="P3">10、DatabaseHelper.java、StatisticsDataBaseHelper.java</text:p>
      <text:p text:style-name="P3">凡是数据库的修改，尤其是数据的升级（或降级），必须通知胡大，说明原因。</text:p>
      <text:p text:style-name="P3"><text:soft-page-break/>11、AppGameDataBaseHelper.java</text:p>
      <text:p text:style-name="P3">应用游戏中心数据库的修改，需要焯斌确认。</text:p>
      <text:p text:style-name="P10"><text:span text:style-name="T25">12、</text:span>AppClassifyDatabaseHelper.java</text:p>
      <text:p text:style-name="P10">需要确保该文件无异常修改，由King来检查。</text:p>
      <text:p text:style-name="P10"/>
      <text:p text:style-name="P11">13、15屏广告下发广告图标地址检查，需灿辉检查</text:p>
      <text:p text:style-name="P12">AdvertConstants.java</text:p>
      <text:p text:style-name="P7">//正式地址</text:p>
      <text:p text:style-name="P16"><text:span text:style-name="T6"><text:tab/></text:span><text:span text:style-name="T1">public</text:span><text:span text:style-name="T6"> </text:span><text:span text:style-name="T1">static</text:span><text:span text:style-name="T6"> </text:span><text:span text:style-name="T1">final</text:span><text:span text:style-name="T6"> String </text:span><text:span text:style-name="T11">HOSTURL_BASE</text:span><text:span text:style-name="T6"> = </text:span><text:span text:style-name="T17">"</text:span><text:a xlink:type="simple" xlink:href="http://launchermsg.3g.cn/golaunchermsg/advservice.do">http://launchermsg.3g.cn/golaunchermsg/advservice.do</text:a><text:span text:style-name="T17">?"</text:span><text:span text:style-name="T6">;</text:span></text:p>
      <text:p text:style-name="P21"/>
      <text:p text:style-name="P3">14、<text:span text:style-name="T7">AdmobSwitchUtil，需学文检查</text:span></text:p>
      <text:p text:style-name="P3"><text:span text:style-name="T7"><text:tab/>需确保</text:span><text:span text:style-name="T14">DEBUG</text:span><text:span text:style-name="T7">为false</text:span></text:p>
      <text:p text:style-name="P22"><text:tab/>URL为正式地址</text:p>
      <text:list xml:id="list831035209" text:style-name="L1">
        <text:list-item>
          <text:p text:style-name="P27">AdConstanst,需义庆检查</text:p>
          <text:p text:style-name="P28"><text:span text:style-name="T28"><text:s text:c="5"/></text:span><text:span text:style-name="T4">private</text:span><text:span text:style-name="T9"> </text:span><text:span text:style-name="T4">static</text:span><text:span text:style-name="T9"> </text:span><text:span text:style-name="T4">final</text:span><text:span text:style-name="T9"> String </text:span><text:span text:style-name="T13">BANNER_ALL_ID</text:span><text:span text:style-name="T9"> = </text:span><text:span text:style-name="T20">"a15232b627b3abf"</text:span><text:span text:style-name="T9">;</text:span></text:p>
        </text:list-item>
      </text:list>
      <text:p text:style-name="P19"><text:span text:style-name="T8"><text:tab/></text:span><text:span text:style-name="T3">private</text:span><text:span text:style-name="T8"> </text:span><text:span text:style-name="T3">static</text:span><text:span text:style-name="T8"> </text:span><text:span text:style-name="T3">final</text:span><text:span text:style-name="T8"> String </text:span><text:span text:style-name="T13">FULL_SCREEN_ALL_ID</text:span><text:span text:style-name="T8"> = </text:span><text:span text:style-name="T18">"a15232b59d974fd"</text:span><text:span text:style-name="T8">;</text:span></text:p>
      <text:p text:style-name="P25"/>
      <text:list xml:id="list115949747" text:style-name="L2">
        <text:list-item>
          <text:p text:style-name="P29">功能表侧边栏精品广告推荐：</text:p>
          <text:p text:style-name="P31"><text:span text:style-name="T29">S</text:span>ideAdvertConstants.<text:span text:style-name="T29">java</text:span></text:p>
          <text:p text:style-name="P30"><text:span text:style-name="T1">public</text:span><text:span text:style-name="T6"> </text:span><text:span text:style-name="T1">static</text:span><text:span text:style-name="T6"> </text:span><text:span text:style-name="T1">final</text:span><text:span text:style-name="T6"> String </text:span><text:span text:style-name="T11">SIDEADVERT_BASE_HOSTURL</text:span><text:span text:style-name="T6"> = </text:span><text:span text:style-name="T17">"</text:span><text:a xlink:type="simple" xlink:href="http://launchermsg.3g.cn/golaunchermsg/advservice.do">http://launchermsg.3g.cn/golaunchermsg/advservice.do</text:a><text:span text:style-name="T17">?"</text:span><text:span text:style-name="T6">;</text:span></text:p>
        </text:list-item>
      </text:list>
      <text:p text:style-name="P23"/>
      <text:p text:style-name="P23">功能表侧边栏 小部件广告推荐</text:p>
      <text:p text:style-name="P23">国内地址：</text:p>
      <text:p text:style-name="P15"><text:span text:style-name="T1">public</text:span><text:span text:style-name="T6"> </text:span><text:span text:style-name="T1">static</text:span><text:span text:style-name="T6"> </text:span><text:span text:style-name="T1">final</text:span><text:span text:style-name="T6"> String </text:span><text:span text:style-name="T11">GOWIDGET_BASE_HOSTURL</text:span><text:span text:style-name="T6"> = </text:span><text:span text:style-name="T17">"</text:span><text:a xlink:type="simple" xlink:href="http://goappcenter.3g.net.cn/recommendedapp/remdinfo.do">http://goappcenter.3g.net.cn/recommendedapp/remdinfo.do</text:a><text:span text:style-name="T17">"</text:span><text:span text:style-name="T6">;</text:span></text:p>
      <text:p text:style-name="P23"/>
      <text:p text:style-name="P23">国外地址：</text:p>
      <text:p text:style-name="P23"/>
      <text:p text:style-name="P15"><text:span text:style-name="T1">public</text:span><text:span text:style-name="T6"> </text:span><text:span text:style-name="T1">static</text:span><text:span text:style-name="T6"> </text:span><text:span text:style-name="T1">final</text:span><text:span text:style-name="T6"> String </text:span><text:span text:style-name="T11">GOWIDGET_BACKUP_HOSTURL</text:span><text:span text:style-name="T6"> = <text:s/></text:span><text:span text:style-name="T17">"http://goappcenter.goforandroid.com/recommendedapp/remdinfo.do"</text:span><text:span text:style-name="T6">;</text:span></text:p>
      <text:p text:style-name="P26"/>
      <text:p text:style-name="P25">17.<text:span text:style-name="T10">PromotionController.java <text:s/>需时航检查</text:span></text:p>
      <text:p text:style-name="P7">//双十一活动总配置文件ftp地址</text:p>
      <text:p text:style-name="P24"><text:span text:style-name="T5">public</text:span><text:span text:style-name="T16"> </text:span><text:span text:style-name="T5">static</text:span><text:span text:style-name="T16"> </text:span><text:span text:style-name="T5">final</text:span><text:span text:style-name="T16"> String XML_URL = </text:span><text:span text:style-name="T21">"http://godfs.3g.cn/dynamic/resdown/201310161354/promotion_config.xml"</text:span><text:span text:style-name="T16">;</text:span></text:p>
      <text:p text:style-name="P25"/>
      <text:p text:style-name="P25"/>
      <text:p text:style-name="P19"><text:span text:style-name="T15">18.智能整理 <text:s text:c="2"/></text:span><text:span text:style-name="T15">需梓健检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erminus" svg:font-family="Terminus"/>
    <style:font-face style:name="Monospace" svg:font-family="Monospace" style:font-pitch="fixed"/>
    <style:font-face style:name="微软雅黑" svg:font-family="微软雅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微软雅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guanyu </meta:initial-creator>
    <meta:creation-date>2012-11-14T15:11:51</meta:creation-date>
    <dc:date>2014-01-08T09:46:20</dc:date>
    <dc:creator>huyong </dc:creator>
    <meta:editing-duration>PT20M5S</meta:editing-duration>
    <meta:editing-cycles>18</meta:editing-cycles>
    <meta:generator>LibreOffice/3.6$Linux_X86_64 LibreOffice_project/360m1$Build-2</meta:generator>
    <meta:document-statistic meta:table-count="0" meta:image-count="0" meta:object-count="0" meta:page-count="2" meta:paragraph-count="62" meta:word-count="824" meta:character-count="2737" meta:non-whitespace-character-count="2564"/>
  </office:meta>
</office:document-meta>
</file>